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# importing libraries from flask import Flask</text:p>
      <text:p text:style-name="Normal"><text:s/>from flask_mail import Mail, Message app = Flask(name )</text:p>
      <text:p text:style-name="Normal">mail = Mail(app) # instantiate the mail class # configuration of mail</text:p>
      <text:p text:style-name="Normal">app.config['MAlL_SERVER'] = ‘smtp.gmail.com’ app.congig[‘MAIL_PORT’]=465</text:p>
      <text:p text:style-name="Normal">app.config[‘MAIL_USERNAME’]='yourld@gmail.com’</text:p>
      <text:p text:style-name="Normal">app.config[‘MAIL_PASSWROD’]= ‘*****’app.config[‘MAIL_USE_TLS’]=False</text:p>
      <text:p text:style-name="Normal">app.config[‘MAIL_USE_SSL’]= True</text:p>
      <text:p text:style-name="Normal">mail = Mail(app)</text:p>
      <text:p text:style-name="Normal"># message object mapped to a particular URL '/'</text:p>
      <text:p text:style-name="Normal">@app.route("/") def index():</text:p>
      <text:p text:style-name="Normal">msg = Message(</text:p>
      <text:p text:style-name="Normal">'Hello’,</text:p>
      <text:p text:style-name="Normal">sender ='yourld@gmail.com',</text:p>
      <text:p text:style-name="Normal">recipients = ['receiver'sid@gmail.com']</text:p>
      <text:p text:style-name="Normal">}</text:p>
      <text:p text:style-name="Normal">msg.body = 'Hello Flask message sent from Flask-Mail' mail.send(msg)</text:p>
      <text:p text:style-name="Normal">return 'Sent'</text:p>
      <text:p text:style-name="Normal">if name == ' main ': app.run(debug = True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.VIKRAM</meta:initial-creator>
    <dc:creator>M.VIKRAM</dc:creator>
    <meta:creation-date>2022-11-18T06:03:00Z</meta:creation-date>
    <dc:date>2022-11-18T06:04:00Z</dc:date>
    <meta:template xlink:href="Normal" xlink:type="simple"/>
    <meta:editing-cycles>2</meta:editing-cycles>
    <meta:editing-duration>PT60S</meta:editing-duration>
    <meta:document-statistic meta:page-count="1" meta:paragraph-count="1" meta:word-count="105" meta:character-count="708" meta:row-count="5" meta:non-whitespace-character-count="604"/>
  </office:meta>
</office:document-meta>
</file>